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5.517cm" svg:height="2.756cm" svg:x="3cm" svg:y="5cm">
          <text:p text:style-name="P1"><text:span text:style-name="T1">Self-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5.517cm" svg:height="2.757cm" svg:x="3cm" svg:y="9.41cm">
          <text:p text:style-name="P1"><text:span text:style-name="T1">Input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5.517cm" svg:height="2.756cm" svg:x="3cm" svg:y="14.372cm">
          <text:p text:style-name="P1"><text:span text:style-name="T1">Log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15.517cm" svg:height="2.757cm" svg:x="3cm" svg:y="19.333cm">
          <text:p text:style-name="P1"><text:span text:style-name="T1">Output 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758cm" svg:y1="7.756cm" svg:x2="10.758cm" svg:y2="9.41cm" draw:start-shape="id1" draw:start-glue-point="2" draw:end-shape="id2" draw:end-glue-point="0" svg:d="m10758 7756v1654">
          <text:p/>
        </draw:connector>
        <draw:connector draw:style-name="gr2" draw:text-style-name="P2" draw:layer="layout" draw:type="line" svg:x1="10.758cm" svg:y1="12.167cm" svg:x2="10.758cm" svg:y2="14.372cm" draw:start-shape="id2" draw:start-glue-point="2" draw:end-shape="id3" draw:end-glue-point="0" svg:d="m10758 12167v2205">
          <text:p/>
        </draw:connector>
        <draw:connector draw:style-name="gr2" draw:text-style-name="P2" draw:layer="layout" draw:type="line" svg:x1="10.758cm" svg:y1="17.128cm" svg:x2="10.758cm" svg:y2="19.333cm" draw:start-shape="id3" draw:start-glue-point="2" draw:end-shape="id4" draw:end-glue-point="0" svg:d="m10758 17128v2205">
          <text:p/>
        </draw:connector>
        <draw:connector draw:style-name="gr2" draw:text-style-name="P2" draw:layer="layout" draw:line-skew="2.5cm -1cm -2cm" svg:x1="10.758cm" svg:y1="22.09cm" svg:x2="10.758cm" svg:y2="5cm" draw:start-shape="id4" draw:start-glue-point="2" draw:end-shape="id1" draw:end-glue-point="0" svg:d="m10758 22090v3300h-9259v-22890h9259v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3T15:37:39</meta:creation-date>
    <dc:date>2009-01-13T16:07:27</dc:date>
    <meta:editing-duration>PT00H29M51S</meta:editing-duration>
    <meta:editing-cycles>2</meta:editing-cycles>
    <meta:generator>OpenOffice.org/3.0$Unix OpenOffice.org_project/300m9$Build-9358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